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857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2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20001" calcext:value-type="string">
            <text:p>SNOINTDIA02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725215.779580608" calcext:value-type="float">
            <text:p>725215.78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20001','2014-02-28','---','-------------------------','2110104020000000002','SCGCMP','SNOINTDIA020001','H','PROVISION DE INTERESES DE PRESTACIONES SOCIALES NOMINA DIARIA FEBRERO 2014',725215.779580608,0);" calcext:value-type="string">
            <text:p>INSERT INTO scg_dt_cmp VALUES('0001','SCGCMP','SNOINTDIA020001','2014-02-28','---','-------------------------','2110104020000000002','SCGCMP','SNOINTDIA020001','H','PROVISION DE INTERESES DE PRESTACIONES SOCIALES NOMINA DIARIA FEBRERO 2014',725215.779580608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314.2" calcext:value-type="float">
            <text:p>3314.20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20001','2014-02-28','---','-------------------------','6110800003602000001','SCGCMP','SNOINTDIA020001','D','PROVISION DE INTERESES DE PRESTACIONES SOCIALES NOMINA DIARIA FEBRERO 2014',3314.2,1);" calcext:value-type="string">
            <text:p>INSERT INTO scg_dt_cmp VALUES('0001','SCGCMP','SNOINTDIA020001','2014-02-28','---','-------------------------','6110800003602000001','SCGCMP','SNOINTDIA020001','D','PROVISION DE INTERESES DE PRESTACIONES SOCIALES NOMINA DIARIA FEBRERO 2014',3314.2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435.19" calcext:value-type="float">
            <text:p>1435.19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20001','2014-02-28','---','-------------------------','6110800004504000001','SCGCMP','SNOINTDIA020001','D','PROVISION DE INTERESES DE PRESTACIONES SOCIALES NOMINA DIARIA FEBRERO 2014',1435.19,2);" calcext:value-type="string">
            <text:p>INSERT INTO scg_dt_cmp VALUES('0001','SCGCMP','SNOINTDIA020001','2014-02-28','---','-------------------------','6110800004504000001','SCGCMP','SNOINTDIA020001','D','PROVISION DE INTERESES DE PRESTACIONES SOCIALES NOMINA DIARIA FEBRERO 2014',1435.19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98003.8095806076" calcext:value-type="float">
            <text:p>98003.81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20001','2014-02-28','---','-------------------------','6110800002002000001','SCGCMP','SNOINTDIA020001','D','PROVISION DE INTERESES DE PRESTACIONES SOCIALES NOMINA DIARIA FEBRERO 2014',98003.8095806076,3);" calcext:value-type="string">
            <text:p>INSERT INTO scg_dt_cmp VALUES('0001','SCGCMP','SNOINTDIA020001','2014-02-28','---','-------------------------','6110800002002000001','SCGCMP','SNOINTDIA020001','D','PROVISION DE INTERESES DE PRESTACIONES SOCIALES NOMINA DIARIA FEBRERO 2014',98003.8095806076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7925.1" calcext:value-type="float">
            <text:p>7925.10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20001','2014-02-28','---','-------------------------','6110800002903000001','SCGCMP','SNOINTDIA020001','D','PROVISION DE INTERESES DE PRESTACIONES SOCIALES NOMINA DIARIA FEBRERO 2014',7925.1,4);" calcext:value-type="string">
            <text:p>INSERT INTO scg_dt_cmp VALUES('0001','SCGCMP','SNOINTDIA020001','2014-02-28','---','-------------------------','6110800002903000001','SCGCMP','SNOINTDIA020001','D','PROVISION DE INTERESES DE PRESTACIONES SOCIALES NOMINA DIARIA FEBRERO 2014',7925.1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4651.27" calcext:value-type="float">
            <text:p>4651.27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20001','2014-02-28','---','-------------------------','6110800004103000001','SCGCMP','SNOINTDIA020001','D','PROVISION DE INTERESES DE PRESTACIONES SOCIALES NOMINA DIARIA FEBRERO 2014',4651.27,5);" calcext:value-type="string">
            <text:p>INSERT INTO scg_dt_cmp VALUES('0001','SCGCMP','SNOINTDIA020001','2014-02-28','---','-------------------------','6110800004103000001','SCGCMP','SNOINTDIA020001','D','PROVISION DE INTERESES DE PRESTACIONES SOCIALES NOMINA DIARIA FEBRERO 2014',4651.27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537.24" calcext:value-type="float">
            <text:p>3537.24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20001','2014-02-28','---','-------------------------','6110800002003000001','SCGCMP','SNOINTDIA020001','D','PROVISION DE INTERESES DE PRESTACIONES SOCIALES NOMINA DIARIA FEBRERO 2014',3537.24,6);" calcext:value-type="string">
            <text:p>INSERT INTO scg_dt_cmp VALUES('0001','SCGCMP','SNOINTDIA020001','2014-02-28','---','-------------------------','6110800002003000001','SCGCMP','SNOINTDIA020001','D','PROVISION DE INTERESES DE PRESTACIONES SOCIALES NOMINA DIARIA FEBRERO 2014',3537.24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5420.59" calcext:value-type="float">
            <text:p>5420.59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20001','2014-02-28','---','-------------------------','6110800004601000001','SCGCMP','SNOINTDIA020001','D','PROVISION DE INTERESES DE PRESTACIONES SOCIALES NOMINA DIARIA FEBRERO 2014',5420.59,7);" calcext:value-type="string">
            <text:p>INSERT INTO scg_dt_cmp VALUES('0001','SCGCMP','SNOINTDIA020001','2014-02-28','---','-------------------------','6110800004601000001','SCGCMP','SNOINTDIA020001','D','PROVISION DE INTERESES DE PRESTACIONES SOCIALES NOMINA DIARIA FEBRERO 2014',5420.59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935.96" calcext:value-type="float">
            <text:p>935.96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20001','2014-02-28','---','-------------------------','6110800004002000001','SCGCMP','SNOINTDIA020001','D','PROVISION DE INTERESES DE PRESTACIONES SOCIALES NOMINA DIARIA FEBRERO 2014',935.96,8);" calcext:value-type="string">
            <text:p>INSERT INTO scg_dt_cmp VALUES('0001','SCGCMP','SNOINTDIA020001','2014-02-28','---','-------------------------','6110800004002000001','SCGCMP','SNOINTDIA020001','D','PROVISION DE INTERESES DE PRESTACIONES SOCIALES NOMINA DIARIA FEBRERO 2014',935.96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99.67" calcext:value-type="float">
            <text:p>199.67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20001','2014-02-28','---','-------------------------','6110800002400000001','SCGCMP','SNOINTDIA020001','D','PROVISION DE INTERESES DE PRESTACIONES SOCIALES NOMINA DIARIA FEBRERO 2014',199.67,9);" calcext:value-type="string">
            <text:p>INSERT INTO scg_dt_cmp VALUES('0001','SCGCMP','SNOINTDIA020001','2014-02-28','---','-------------------------','6110800002400000001','SCGCMP','SNOINTDIA020001','D','PROVISION DE INTERESES DE PRESTACIONES SOCIALES NOMINA DIARIA FEBRERO 2014',199.67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938.71" calcext:value-type="float">
            <text:p>1938.71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20001','2014-02-28','---','-------------------------','6110800002802000001','SCGCMP','SNOINTDIA020001','D','PROVISION DE INTERESES DE PRESTACIONES SOCIALES NOMINA DIARIA FEBRERO 2014',1938.71,10);" calcext:value-type="string">
            <text:p>INSERT INTO scg_dt_cmp VALUES('0001','SCGCMP','SNOINTDIA020001','2014-02-28','---','-------------------------','6110800002802000001','SCGCMP','SNOINTDIA020001','D','PROVISION DE INTERESES DE PRESTACIONES SOCIALES NOMINA DIARIA FEBRERO 2014',1938.71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5929.88" calcext:value-type="float">
            <text:p>5929.88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20001','2014-02-28','---','-------------------------','6110800002900000001','SCGCMP','SNOINTDIA020001','D','PROVISION DE INTERESES DE PRESTACIONES SOCIALES NOMINA DIARIA FEBRERO 2014',5929.88,11);" calcext:value-type="string">
            <text:p>INSERT INTO scg_dt_cmp VALUES('0001','SCGCMP','SNOINTDIA020001','2014-02-28','---','-------------------------','6110800002900000001','SCGCMP','SNOINTDIA020001','D','PROVISION DE INTERESES DE PRESTACIONES SOCIALES NOMINA DIARIA FEBRERO 2014',5929.88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6423.5" calcext:value-type="float">
            <text:p>6423.50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20001','2014-02-28','---','-------------------------','6110800003302000001','SCGCMP','SNOINTDIA020001','D','PROVISION DE INTERESES DE PRESTACIONES SOCIALES NOMINA DIARIA FEBRERO 2014',6423.5,12);" calcext:value-type="string">
            <text:p>INSERT INTO scg_dt_cmp VALUES('0001','SCGCMP','SNOINTDIA020001','2014-02-28','---','-------------------------','6110800003302000001','SCGCMP','SNOINTDIA020001','D','PROVISION DE INTERESES DE PRESTACIONES SOCIALES NOMINA DIARIA FEBRERO 2014',6423.5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30992.9" calcext:value-type="float">
            <text:p>130992.90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20001','2014-02-28','---','-------------------------','6110800003201000001','SCGCMP','SNOINTDIA020001','D','PROVISION DE INTERESES DE PRESTACIONES SOCIALES NOMINA DIARIA FEBRERO 2014',130992.9,13);" calcext:value-type="string">
            <text:p>INSERT INTO scg_dt_cmp VALUES('0001','SCGCMP','SNOINTDIA020001','2014-02-28','---','-------------------------','6110800003201000001','SCGCMP','SNOINTDIA020001','D','PROVISION DE INTERESES DE PRESTACIONES SOCIALES NOMINA DIARIA FEBRERO 2014',130992.9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5132.89" calcext:value-type="float">
            <text:p>15132.89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20001','2014-02-28','---','-------------------------','6110800004508000001','SCGCMP','SNOINTDIA020001','D','PROVISION DE INTERESES DE PRESTACIONES SOCIALES NOMINA DIARIA FEBRERO 2014',15132.89,14);" calcext:value-type="string">
            <text:p>INSERT INTO scg_dt_cmp VALUES('0001','SCGCMP','SNOINTDIA020001','2014-02-28','---','-------------------------','6110800004508000001','SCGCMP','SNOINTDIA020001','D','PROVISION DE INTERESES DE PRESTACIONES SOCIALES NOMINA DIARIA FEBRERO 2014',15132.89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171.91" calcext:value-type="float">
            <text:p>4171.91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20001','2014-02-28','---','-------------------------','6110800002904000001','SCGCMP','SNOINTDIA020001','D','PROVISION DE INTERESES DE PRESTACIONES SOCIALES NOMINA DIARIA FEBRERO 2014',4171.91,15);" calcext:value-type="string">
            <text:p>INSERT INTO scg_dt_cmp VALUES('0001','SCGCMP','SNOINTDIA020001','2014-02-28','---','-------------------------','6110800002904000001','SCGCMP','SNOINTDIA020001','D','PROVISION DE INTERESES DE PRESTACIONES SOCIALES NOMINA DIARIA FEBRERO 2014',4171.91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9084.78" calcext:value-type="float">
            <text:p>9084.78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20001','2014-02-28','---','-------------------------','6110800003102000001','SCGCMP','SNOINTDIA020001','D','PROVISION DE INTERESES DE PRESTACIONES SOCIALES NOMINA DIARIA FEBRERO 2014',9084.78,16);" calcext:value-type="string">
            <text:p>INSERT INTO scg_dt_cmp VALUES('0001','SCGCMP','SNOINTDIA020001','2014-02-28','---','-------------------------','6110800003102000001','SCGCMP','SNOINTDIA020001','D','PROVISION DE INTERESES DE PRESTACIONES SOCIALES NOMINA DIARIA FEBRERO 2014',9084.78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1663.08" calcext:value-type="float">
            <text:p>11663.08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20001','2014-02-28','---','-------------------------','6110800004300000001','SCGCMP','SNOINTDIA020001','D','PROVISION DE INTERESES DE PRESTACIONES SOCIALES NOMINA DIARIA FEBRERO 2014',11663.08,17);" calcext:value-type="string">
            <text:p>INSERT INTO scg_dt_cmp VALUES('0001','SCGCMP','SNOINTDIA020001','2014-02-28','---','-------------------------','6110800004300000001','SCGCMP','SNOINTDIA020001','D','PROVISION DE INTERESES DE PRESTACIONES SOCIALES NOMINA DIARIA FEBRERO 2014',11663.08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1695.11" calcext:value-type="float">
            <text:p>11695.11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20001','2014-02-28','---','-------------------------','6110800003601000001','SCGCMP','SNOINTDIA020001','D','PROVISION DE INTERESES DE PRESTACIONES SOCIALES NOMINA DIARIA FEBRERO 2014',11695.11,18);" calcext:value-type="string">
            <text:p>INSERT INTO scg_dt_cmp VALUES('0001','SCGCMP','SNOINTDIA020001','2014-02-28','---','-------------------------','6110800003601000001','SCGCMP','SNOINTDIA020001','D','PROVISION DE INTERESES DE PRESTACIONES SOCIALES NOMINA DIARIA FEBRERO 2014',11695.11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18840.82" calcext:value-type="float">
            <text:p>18840.82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20001','2014-02-28','---','-------------------------','6110800002004000001','SCGCMP','SNOINTDIA020001','D','PROVISION DE INTERESES DE PRESTACIONES SOCIALES NOMINA DIARIA FEBRERO 2014',18840.82,19);" calcext:value-type="string">
            <text:p>INSERT INTO scg_dt_cmp VALUES('0001','SCGCMP','SNOINTDIA020001','2014-02-28','---','-------------------------','6110800002004000001','SCGCMP','SNOINTDIA020001','D','PROVISION DE INTERESES DE PRESTACIONES SOCIALES NOMINA DIARIA FEBRERO 2014',18840.82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415.29" calcext:value-type="float">
            <text:p>3415.29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20001','2014-02-28','---','-------------------------','6110800002902000001','SCGCMP','SNOINTDIA020001','D','PROVISION DE INTERESES DE PRESTACIONES SOCIALES NOMINA DIARIA FEBRERO 2014',3415.29,20);" calcext:value-type="string">
            <text:p>INSERT INTO scg_dt_cmp VALUES('0001','SCGCMP','SNOINTDIA020001','2014-02-28','---','-------------------------','6110800002902000001','SCGCMP','SNOINTDIA020001','D','PROVISION DE INTERESES DE PRESTACIONES SOCIALES NOMINA DIARIA FEBRERO 2014',3415.2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998.9" calcext:value-type="float">
            <text:p>4998.90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20001','2014-02-28','---','-------------------------','6110800004101000001','SCGCMP','SNOINTDIA020001','D','PROVISION DE INTERESES DE PRESTACIONES SOCIALES NOMINA DIARIA FEBRERO 2014',4998.9,21);" calcext:value-type="string">
            <text:p>INSERT INTO scg_dt_cmp VALUES('0001','SCGCMP','SNOINTDIA020001','2014-02-28','---','-------------------------','6110800004101000001','SCGCMP','SNOINTDIA020001','D','PROVISION DE INTERESES DE PRESTACIONES SOCIALES NOMINA DIARIA FEBRERO 2014',4998.9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1716.8" calcext:value-type="float">
            <text:p>31716.80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20001','2014-02-28','---','-------------------------','6110800002901000001','SCGCMP','SNOINTDIA020001','D','PROVISION DE INTERESES DE PRESTACIONES SOCIALES NOMINA DIARIA FEBRERO 2014',31716.8,22);" calcext:value-type="string">
            <text:p>INSERT INTO scg_dt_cmp VALUES('0001','SCGCMP','SNOINTDIA020001','2014-02-28','---','-------------------------','6110800002901000001','SCGCMP','SNOINTDIA020001','D','PROVISION DE INTERESES DE PRESTACIONES SOCIALES NOMINA DIARIA FEBRERO 2014',31716.8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320.99" calcext:value-type="float">
            <text:p>320.99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20001','2014-02-28','---','-------------------------','6110800002701000001','SCGCMP','SNOINTDIA020001','D','PROVISION DE INTERESES DE PRESTACIONES SOCIALES NOMINA DIARIA FEBRERO 2014',320.99,23);" calcext:value-type="string">
            <text:p>INSERT INTO scg_dt_cmp VALUES('0001','SCGCMP','SNOINTDIA020001','2014-02-28','---','-------------------------','6110800002701000001','SCGCMP','SNOINTDIA020001','D','PROVISION DE INTERESES DE PRESTACIONES SOCIALES NOMINA DIARIA FEBRERO 2014',320.99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4163.69" calcext:value-type="float">
            <text:p>4163.69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20001','2014-02-28','---','-------------------------','6110800003802000001','SCGCMP','SNOINTDIA020001','D','PROVISION DE INTERESES DE PRESTACIONES SOCIALES NOMINA DIARIA FEBRERO 2014',4163.69,24);" calcext:value-type="string">
            <text:p>INSERT INTO scg_dt_cmp VALUES('0001','SCGCMP','SNOINTDIA020001','2014-02-28','---','-------------------------','6110800003802000001','SCGCMP','SNOINTDIA020001','D','PROVISION DE INTERESES DE PRESTACIONES SOCIALES NOMINA DIARIA FEBRERO 2014',4163.69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433.92" calcext:value-type="float">
            <text:p>8433.92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20001','2014-02-28','---','-------------------------','6110800004507000001','SCGCMP','SNOINTDIA020001','D','PROVISION DE INTERESES DE PRESTACIONES SOCIALES NOMINA DIARIA FEBRERO 2014',8433.92,25);" calcext:value-type="string">
            <text:p>INSERT INTO scg_dt_cmp VALUES('0001','SCGCMP','SNOINTDIA020001','2014-02-28','---','-------------------------','6110800004507000001','SCGCMP','SNOINTDIA020001','D','PROVISION DE INTERESES DE PRESTACIONES SOCIALES NOMINA DIARIA FEBRERO 2014',8433.92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760.32" calcext:value-type="float">
            <text:p>1760.32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20001','2014-02-28','---','-------------------------','6110800004503000001','SCGCMP','SNOINTDIA020001','D','PROVISION DE INTERESES DE PRESTACIONES SOCIALES NOMINA DIARIA FEBRERO 2014',1760.32,26);" calcext:value-type="string">
            <text:p>INSERT INTO scg_dt_cmp VALUES('0001','SCGCMP','SNOINTDIA020001','2014-02-28','---','-------------------------','6110800004503000001','SCGCMP','SNOINTDIA020001','D','PROVISION DE INTERESES DE PRESTACIONES SOCIALES NOMINA DIARIA FEBRERO 2014',1760.32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9561.76" calcext:value-type="float">
            <text:p>19561.76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20001','2014-02-28','---','-------------------------','6110800003801000001','SCGCMP','SNOINTDIA020001','D','PROVISION DE INTERESES DE PRESTACIONES SOCIALES NOMINA DIARIA FEBRERO 2014',19561.76,27);" calcext:value-type="string">
            <text:p>INSERT INTO scg_dt_cmp VALUES('0001','SCGCMP','SNOINTDIA020001','2014-02-28','---','-------------------------','6110800003801000001','SCGCMP','SNOINTDIA020001','D','PROVISION DE INTERESES DE PRESTACIONES SOCIALES NOMINA DIARIA FEBRERO 2014',19561.76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8967.15" calcext:value-type="float">
            <text:p>8967.15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20001','2014-02-28','---','-------------------------','6110800003304000001','SCGCMP','SNOINTDIA020001','D','PROVISION DE INTERESES DE PRESTACIONES SOCIALES NOMINA DIARIA FEBRERO 2014',8967.15,28);" calcext:value-type="string">
            <text:p>INSERT INTO scg_dt_cmp VALUES('0001','SCGCMP','SNOINTDIA020001','2014-02-28','---','-------------------------','6110800003304000001','SCGCMP','SNOINTDIA020001','D','PROVISION DE INTERESES DE PRESTACIONES SOCIALES NOMINA DIARIA FEBRERO 2014',8967.15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78918.48" calcext:value-type="float">
            <text:p>78918.48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20001','2014-02-28','---','-------------------------','6110800004203000001','SCGCMP','SNOINTDIA020001','D','PROVISION DE INTERESES DE PRESTACIONES SOCIALES NOMINA DIARIA FEBRERO 2014',78918.48,29);" calcext:value-type="string">
            <text:p>INSERT INTO scg_dt_cmp VALUES('0001','SCGCMP','SNOINTDIA020001','2014-02-28','---','-------------------------','6110800004203000001','SCGCMP','SNOINTDIA020001','D','PROVISION DE INTERESES DE PRESTACIONES SOCIALES NOMINA DIARIA FEBRERO 2014',78918.48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775.93" calcext:value-type="float">
            <text:p>6775.93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20001','2014-02-28','---','-------------------------','6110800004502000001','SCGCMP','SNOINTDIA020001','D','PROVISION DE INTERESES DE PRESTACIONES SOCIALES NOMINA DIARIA FEBRERO 2014',6775.93,30);" calcext:value-type="string">
            <text:p>INSERT INTO scg_dt_cmp VALUES('0001','SCGCMP','SNOINTDIA020001','2014-02-28','---','-------------------------','6110800004502000001','SCGCMP','SNOINTDIA020001','D','PROVISION DE INTERESES DE PRESTACIONES SOCIALES NOMINA DIARIA FEBRERO 2014',6775.93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493.96" calcext:value-type="float">
            <text:p>4493.96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20001','2014-02-28','---','-------------------------','6110800004602000001','SCGCMP','SNOINTDIA020001','D','PROVISION DE INTERESES DE PRESTACIONES SOCIALES NOMINA DIARIA FEBRERO 2014',4493.96,31);" calcext:value-type="string">
            <text:p>INSERT INTO scg_dt_cmp VALUES('0001','SCGCMP','SNOINTDIA020001','2014-02-28','---','-------------------------','6110800004602000001','SCGCMP','SNOINTDIA020001','D','PROVISION DE INTERESES DE PRESTACIONES SOCIALES NOMINA DIARIA FEBRERO 2014',4493.96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8584.24" calcext:value-type="float">
            <text:p>18584.24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20001','2014-02-28','---','-------------------------','6110800004201000001','SCGCMP','SNOINTDIA020001','D','PROVISION DE INTERESES DE PRESTACIONES SOCIALES NOMINA DIARIA FEBRERO 2014',18584.24,32);" calcext:value-type="string">
            <text:p>INSERT INTO scg_dt_cmp VALUES('0001','SCGCMP','SNOINTDIA020001','2014-02-28','---','-------------------------','6110800004201000001','SCGCMP','SNOINTDIA020001','D','PROVISION DE INTERESES DE PRESTACIONES SOCIALES NOMINA DIARIA FEBRERO 2014',18584.24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8085.75" calcext:value-type="float">
            <text:p>8085.75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20001','2014-02-28','---','-------------------------','6110800003901000001','SCGCMP','SNOINTDIA020001','D','PROVISION DE INTERESES DE PRESTACIONES SOCIALES NOMINA DIARIA FEBRERO 2014',8085.75,33);" calcext:value-type="string">
            <text:p>INSERT INTO scg_dt_cmp VALUES('0001','SCGCMP','SNOINTDIA020001','2014-02-28','---','-------------------------','6110800003901000001','SCGCMP','SNOINTDIA020001','D','PROVISION DE INTERESES DE PRESTACIONES SOCIALES NOMINA DIARIA FEBRERO 2014',8085.75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7914.21" calcext:value-type="float">
            <text:p>7914.21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20001','2014-02-28','---','-------------------------','6110800004102000001','SCGCMP','SNOINTDIA020001','D','PROVISION DE INTERESES DE PRESTACIONES SOCIALES NOMINA DIARIA FEBRERO 2014',7914.21,34);" calcext:value-type="string">
            <text:p>INSERT INTO scg_dt_cmp VALUES('0001','SCGCMP','SNOINTDIA020001','2014-02-28','---','-------------------------','6110800004102000001','SCGCMP','SNOINTDIA020001','D','PROVISION DE INTERESES DE PRESTACIONES SOCIALES NOMINA DIARIA FEBRERO 2014',7914.21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415.24" calcext:value-type="float">
            <text:p>1415.24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20001','2014-02-28','---','-------------------------','6110800003303000001','SCGCMP','SNOINTDIA020001','D','PROVISION DE INTERESES DE PRESTACIONES SOCIALES NOMINA DIARIA FEBRERO 2014',1415.24,35);" calcext:value-type="string">
            <text:p>INSERT INTO scg_dt_cmp VALUES('0001','SCGCMP','SNOINTDIA020001','2014-02-28','---','-------------------------','6110800003303000001','SCGCMP','SNOINTDIA020001','D','PROVISION DE INTERESES DE PRESTACIONES SOCIALES NOMINA DIARIA FEBRERO 2014',1415.2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497.39" calcext:value-type="float">
            <text:p>497.39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20001','2014-02-28','---','-------------------------','6110800002001000001','SCGCMP','SNOINTDIA020001','D','PROVISION DE INTERESES DE PRESTACIONES SOCIALES NOMINA DIARIA FEBRERO 2014',497.39,36);" calcext:value-type="string">
            <text:p>INSERT INTO scg_dt_cmp VALUES('0001','SCGCMP','SNOINTDIA020001','2014-02-28','---','-------------------------','6110800002001000001','SCGCMP','SNOINTDIA020001','D','PROVISION DE INTERESES DE PRESTACIONES SOCIALES NOMINA DIARIA FEBRERO 2014',497.39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08485.19" calcext:value-type="float">
            <text:p>108485.19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20001','2014-02-28','---','-------------------------','6110800003803000001','SCGCMP','SNOINTDIA020001','D','PROVISION DE INTERESES DE PRESTACIONES SOCIALES NOMINA DIARIA FEBRERO 2014',108485.19,37);" calcext:value-type="string">
            <text:p>INSERT INTO scg_dt_cmp VALUES('0001','SCGCMP','SNOINTDIA020001','2014-02-28','---','-------------------------','6110800003803000001','SCGCMP','SNOINTDIA020001','D','PROVISION DE INTERESES DE PRESTACIONES SOCIALES NOMINA DIARIA FEBRERO 2014',108485.19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35746.28" calcext:value-type="float">
            <text:p>35746.28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20001','2014-02-28','---','-------------------------','6110800004505000001','SCGCMP','SNOINTDIA020001','D','PROVISION DE INTERESES DE PRESTACIONES SOCIALES NOMINA DIARIA FEBRERO 2014',35746.28,38);" calcext:value-type="string">
            <text:p>INSERT INTO scg_dt_cmp VALUES('0001','SCGCMP','SNOINTDIA020001','2014-02-28','---','-------------------------','6110800004505000001','SCGCMP','SNOINTDIA020001','D','PROVISION DE INTERESES DE PRESTACIONES SOCIALES NOMINA DIARIA FEBRERO 2014',35746.28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160.52" calcext:value-type="float">
            <text:p>1160.52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20001','2014-02-28','---','-------------------------','6110800003902000001','SCGCMP','SNOINTDIA020001','D','PROVISION DE INTERESES DE PRESTACIONES SOCIALES NOMINA DIARIA FEBRERO 2014',1160.52,39);" calcext:value-type="string">
            <text:p>INSERT INTO scg_dt_cmp VALUES('0001','SCGCMP','SNOINTDIA020001','2014-02-28','---','-------------------------','6110800003902000001','SCGCMP','SNOINTDIA020001','D','PROVISION DE INTERESES DE PRESTACIONES SOCIALES NOMINA DIARIA FEBRERO 2014',1160.52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804.45" calcext:value-type="float">
            <text:p>1804.45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20001','2014-02-28','---','-------------------------','6110800004700000001','SCGCMP','SNOINTDIA020001','D','PROVISION DE INTERESES DE PRESTACIONES SOCIALES NOMINA DIARIA FEBRERO 2014',1804.45,40);" calcext:value-type="string">
            <text:p>INSERT INTO scg_dt_cmp VALUES('0001','SCGCMP','SNOINTDIA020001','2014-02-28','---','-------------------------','6110800004700000001','SCGCMP','SNOINTDIA020001','D','PROVISION DE INTERESES DE PRESTACIONES SOCIALES NOMINA DIARIA FEBRERO 2014',1804.45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347.85" calcext:value-type="float">
            <text:p>1347.85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20001','2014-02-28','---','-------------------------','6110800003701000001','SCGCMP','SNOINTDIA020001','D','PROVISION DE INTERESES DE PRESTACIONES SOCIALES NOMINA DIARIA FEBRERO 2014',1347.85,41);" calcext:value-type="string">
            <text:p>INSERT INTO scg_dt_cmp VALUES('0001','SCGCMP','SNOINTDIA020001','2014-02-28','---','-------------------------','6110800003701000001','SCGCMP','SNOINTDIA020001','D','PROVISION DE INTERESES DE PRESTACIONES SOCIALES NOMINA DIARIA FEBRERO 2014',1347.85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18784.73" calcext:value-type="float">
            <text:p>18784.73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20001','2014-02-28','---','-------------------------','6110800004202000001','SCGCMP','SNOINTDIA020001','D','PROVISION DE INTERESES DE PRESTACIONES SOCIALES NOMINA DIARIA FEBRERO 2014',18784.73,42);" calcext:value-type="string">
            <text:p>INSERT INTO scg_dt_cmp VALUES('0001','SCGCMP','SNOINTDIA020001','2014-02-28','---','-------------------------','6110800004202000001','SCGCMP','SNOINTDIA020001','D','PROVISION DE INTERESES DE PRESTACIONES SOCIALES NOMINA DIARIA FEBRERO 2014',18784.73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4511.52" calcext:value-type="float">
            <text:p>4511.52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20001','2014-02-28','---','-------------------------','6110800004506000001','SCGCMP','SNOINTDIA020001','D','PROVISION DE INTERESES DE PRESTACIONES SOCIALES NOMINA DIARIA FEBRERO 2014',4511.52,43);" calcext:value-type="string">
            <text:p>INSERT INTO scg_dt_cmp VALUES('0001','SCGCMP','SNOINTDIA020001','2014-02-28','---','-------------------------','6110800004506000001','SCGCMP','SNOINTDIA020001','D','PROVISION DE INTERESES DE PRESTACIONES SOCIALES NOMINA DIARIA FEBRERO 2014',4511.52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20001" calcext:value-type="string">
            <text:p>SNOINTDIA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FEBR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054.61" calcext:value-type="float">
            <text:p>2054.61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20001','2014-02-28','---','-------------------------','6110800004001000001','SCGCMP','SNOINTDIA020001','D','PROVISION DE INTERESES DE PRESTACIONES SOCIALES NOMINA DIARIA FEBRERO 2014',2054.61,44);" calcext:value-type="string">
            <text:p>INSERT INTO scg_dt_cmp VALUES('0001','SCGCMP','SNOINTDIA020001','2014-02-28','---','-------------------------','6110800004001000001','SCGCMP','SNOINTDIA020001','D','PROVISION DE INTERESES DE PRESTACIONES SOCIALES NOMINA DIARIA FEBRERO 2014',2054.61,44);</text:p>
          </table:table-cell>
        </table:table-row>
        <table:table-row table:style-name="ro1" table:number-rows-repeated="1048471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20001" calcext:value-type="string">
            <text:p>SNOINTDIA020001</text:p>
          </table:table-cell>
          <table:table-cell table:formula="of:=[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FEBRERO 2014" calcext:value-type="string">
            <text:p>PROVISION DE INTERESES DE PRESTACIONES SOCIALES NOMINA DIARIA 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725215.779580608" calcext:value-type="float">
            <text:p>725,21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20001','2014-02-28','---','-------------------------','PROVISION DE INTERESES DE PRESTACIONES SOCIALES NOMINA DIARIA FEBRERO 2014',1,'-','----------','----------',725215.779580608,0,0,0,'--','SIGESP');" calcext:value-type="string">
            <text:p>INSERT INTO sigesp_cmp VALUES('0001','SCGCMP','SNOINTDIA020001','2014-02-28','---','-------------------------','PROVISION DE INTERESES DE PRESTACIONES SOCIALES NOMINA DIARIA FEBRERO 2014',1,'-','----------','----------',725215.779580608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45:23.9004994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46:22.046960063</dc:date>
    <dc:creator>Juan Plablo</dc:creator>
    <meta:editing-duration>PT2H20M20S</meta:editing-duration>
    <meta:editing-cycles>22</meta:editing-cycles>
    <meta:generator>LibreOffice/4.1.4.2$Linux_X86_64 LibreOffice_project/410m0$Build-2</meta:generator>
    <meta:document-statistic meta:table-count="2" meta:cell-count="727" meta:object-count="0"/>
  </office:meta>
</office:document-meta>
</file>